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fo:keep-together="auto"/>
    </style:style>
    <style:style style:name="ZbraněProBojZblízka.26" style:family="table-row">
      <style:table-row-properties style:min-row-height="0.138cm" fo:keep-together="auto"/>
    </style:style>
    <style:style style:name="ZbraněProBojZblízka.A2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01a184"/>
    </style:style>
    <style:style style:name="P100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1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4" style:family="paragraph" style:parent-style-name="Heading_20_2">
      <style:text-properties officeooo:rsid="0f58c8a3" officeooo:paragraph-rsid="13fa6191"/>
    </style:style>
    <style:style style:name="P105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fo:language="zxx" fo:country="none" officeooo:rsid="102057ef" style:language-asian="zxx" style:country-asian="none" style:language-complex="zxx" style:country-complex="none"/>
    </style:style>
    <style:style style:name="T61" style:family="text">
      <style:text-properties officeooo:rsid="0eeea197"/>
    </style:style>
    <style:style style:name="T62" style:family="text">
      <style:text-properties officeooo:rsid="0ee62a46"/>
    </style:style>
    <style:style style:name="T63" style:family="text">
      <style:text-properties officeooo:rsid="0f0dffba"/>
    </style:style>
    <style:style style:name="T64" style:family="text">
      <style:text-properties officeooo:rsid="0f062e58"/>
    </style:style>
    <style:style style:name="T65" style:family="text">
      <style:text-properties officeooo:rsid="0f03a881"/>
    </style:style>
    <style:style style:name="T66" style:family="text">
      <style:text-properties officeooo:rsid="0f10fdd1"/>
    </style:style>
    <style:style style:name="T67" style:family="text">
      <style:text-properties officeooo:rsid="0f127828"/>
    </style:style>
    <style:style style:name="T68" style:family="text">
      <style:text-properties officeooo:rsid="0f17cf1e"/>
    </style:style>
    <style:style style:name="T69" style:family="text">
      <style:text-properties officeooo:rsid="0f199e4c"/>
    </style:style>
    <style:style style:name="T70" style:family="text">
      <style:text-properties officeooo:rsid="0f25230f"/>
    </style:style>
    <style:style style:name="T71" style:family="text">
      <style:text-properties officeooo:rsid="0f1c3782"/>
    </style:style>
    <style:style style:name="T72" style:family="text">
      <style:text-properties officeooo:rsid="0f1ac1c3"/>
    </style:style>
    <style:style style:name="T73" style:family="text">
      <style:text-properties officeooo:rsid="0f1c9b4e"/>
    </style:style>
    <style:style style:name="T74" style:family="text">
      <style:text-properties officeooo:rsid="0f467395"/>
    </style:style>
    <style:style style:name="T75" style:family="text">
      <style:text-properties officeooo:rsid="0ecb5b56"/>
    </style:style>
    <style:style style:name="T76" style:family="text">
      <style:text-properties officeooo:rsid="0f54e00d"/>
    </style:style>
    <style:style style:name="T77" style:family="text">
      <style:text-properties officeooo:rsid="0ec9bc55"/>
    </style:style>
    <style:style style:name="T78" style:family="text">
      <style:text-properties officeooo:rsid="0f412e42"/>
    </style:style>
    <style:style style:name="T79" style:family="text">
      <style:text-properties officeooo:rsid="0f426d7b"/>
    </style:style>
    <style:style style:name="T80" style:family="text">
      <style:text-properties officeooo:rsid="0f511ea2"/>
    </style:style>
    <style:style style:name="T81" style:family="text">
      <style:text-properties officeooo:rsid="0f2d9788"/>
    </style:style>
    <style:style style:name="T82" style:family="text">
      <style:text-properties officeooo:rsid="0f5ade72"/>
    </style:style>
    <style:style style:name="T83" style:family="text">
      <style:text-properties officeooo:rsid="0f5dbb95"/>
    </style:style>
    <style:style style:name="T84" style:family="text">
      <style:text-properties officeooo:rsid="0f5de008"/>
    </style:style>
    <style:style style:name="T85" style:family="text">
      <style:text-properties officeooo:rsid="1031c695"/>
    </style:style>
    <style:style style:name="T86" style:family="text">
      <style:text-properties officeooo:rsid="101b4224"/>
    </style:style>
    <style:style style:name="T87" style:family="text">
      <style:text-properties officeooo:rsid="0f68cf40"/>
    </style:style>
    <style:style style:name="T88" style:family="text">
      <style:text-properties officeooo:rsid="10868dcb"/>
    </style:style>
    <style:style style:name="T89" style:family="text">
      <style:text-properties officeooo:rsid="108d951d"/>
    </style:style>
    <style:style style:name="T90" style:family="text">
      <style:text-properties officeooo:rsid="10172fa3"/>
    </style:style>
    <style:style style:name="T91" style:family="text">
      <style:text-properties officeooo:rsid="00bb60a4"/>
    </style:style>
    <style:style style:name="T92" style:family="text">
      <style:text-properties officeooo:rsid="109cf6e8"/>
    </style:style>
    <style:style style:name="T93" style:family="text">
      <style:text-properties officeooo:rsid="10714db8"/>
    </style:style>
    <style:style style:name="T94" style:family="text">
      <style:text-properties officeooo:rsid="101909b3"/>
    </style:style>
    <style:style style:name="T95" style:family="text">
      <style:text-properties officeooo:rsid="103b4f81"/>
    </style:style>
    <style:style style:name="T96" style:family="text">
      <style:text-properties officeooo:rsid="1022577c"/>
    </style:style>
    <style:style style:name="T97" style:family="text">
      <style:text-properties officeooo:rsid="109636d1"/>
    </style:style>
    <style:style style:name="T98" style:family="text">
      <style:text-properties officeooo:rsid="1022da3a"/>
    </style:style>
    <style:style style:name="T99" style:family="text">
      <style:text-properties officeooo:rsid="1056f0a4"/>
    </style:style>
    <style:style style:name="T100" style:family="text">
      <style:text-properties officeooo:rsid="107e8f54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1078fd37"/>
    </style:style>
    <style:style style:name="T103" style:family="text">
      <style:text-properties style:language-asian="zxx" style:country-asian="none" style:language-complex="zxx" style:country-complex="none"/>
    </style:style>
    <style:style style:name="T104" style:family="text">
      <style:text-properties officeooo:rsid="1078fd37" style:language-asian="zxx" style:country-asian="none" style:language-complex="zxx" style:country-complex="none"/>
    </style:style>
    <style:style style:name="T105" style:family="text">
      <style:text-properties officeooo:rsid="1088484f" style:language-asian="zxx" style:country-asian="none" style:language-complex="zxx" style:country-complex="none"/>
    </style:style>
    <style:style style:name="T106" style:family="text">
      <style:text-properties officeooo:rsid="1038e041"/>
    </style:style>
    <style:style style:name="T107" style:family="text">
      <style:text-properties officeooo:rsid="105d7dfc"/>
    </style:style>
    <style:style style:name="T108" style:family="text">
      <style:text-properties officeooo:rsid="1039259b"/>
    </style:style>
    <style:style style:name="T109" style:family="text">
      <style:text-properties officeooo:rsid="1087cfc2"/>
    </style:style>
    <style:style style:name="T110" style:family="text">
      <style:text-properties officeooo:rsid="0f9a8546"/>
    </style:style>
    <style:style style:name="T111" style:family="text">
      <style:text-properties officeooo:rsid="10681762"/>
    </style:style>
    <style:style style:name="T112" style:family="text">
      <style:text-properties officeooo:rsid="107b9382"/>
    </style:style>
    <style:style style:name="T113" style:family="text">
      <style:text-properties officeooo:rsid="107a759f"/>
    </style:style>
    <style:style style:name="T114" style:family="text">
      <style:text-properties officeooo:rsid="106787ca"/>
    </style:style>
    <style:style style:name="T115" style:family="text">
      <style:text-properties officeooo:rsid="104490c4"/>
    </style:style>
    <style:style style:name="T116" style:family="text">
      <style:text-properties officeooo:rsid="103d55b5"/>
    </style:style>
    <style:style style:name="T117" style:family="text">
      <style:text-properties officeooo:rsid="1042ada7"/>
    </style:style>
    <style:style style:name="T118" style:family="text">
      <style:text-properties officeooo:rsid="103f0514"/>
    </style:style>
    <style:style style:name="T119" style:family="text">
      <style:text-properties officeooo:rsid="10498b5f"/>
    </style:style>
    <style:style style:name="T120" style:family="text">
      <style:text-properties officeooo:rsid="10809805"/>
    </style:style>
    <style:style style:name="T121" style:family="text">
      <style:text-properties officeooo:rsid="108252a0"/>
    </style:style>
    <style:style style:name="T122" style:family="text">
      <style:text-properties officeooo:rsid="1085b072"/>
    </style:style>
    <style:style style:name="T123" style:family="text">
      <style:text-properties officeooo:rsid="0ec1367e"/>
    </style:style>
    <style:style style:name="T124" style:family="text">
      <style:text-properties officeooo:rsid="13fa6191"/>
    </style:style>
    <style:style style:name="T125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6" style:family="text">
      <style:text-properties officeooo:rsid="13fcc5f6"/>
    </style:style>
    <style:style style:name="T127" style:family="text">
      <style:text-properties officeooo:rsid="140256db"/>
    </style:style>
    <style:style style:name="T128" style:family="text">
      <style:text-properties officeooo:rsid="140534e6"/>
    </style:style>
    <style:style style:name="T129" style:family="text">
      <style:text-properties fo:language="en" fo:country="US" officeooo:rsid="1409e278"/>
    </style:style>
    <style:style style:name="T130" style:family="text">
      <style:text-properties fo:language="en" fo:country="US" officeooo:rsid="140b1057"/>
    </style:style>
    <style:style style:name="T131" style:family="text">
      <style:text-properties officeooo:rsid="1407209c"/>
    </style:style>
    <style:style style:name="T132" style:family="text">
      <style:text-properties officeooo:rsid="140cf87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7"><text:span text:style-name="T124">T</text:span>orna<text:line-break/><text:span text:style-name="T124">P</text:span>řikrývka<text:line-break/><text:span text:style-name="T124">T</text:span>roud a křesadlo<text:line-break/><text:span text:style-name="T124">N</text:span>ůž<text:line-break/><text:span text:style-name="T124">T</text:span>rvanlivé jídlo na týden<text:line-break/><text:span text:style-name="T124">D</text:span>va měchy na vodu<text:line-break/><text:tab/>(každý na 1 den)<text:line-break/>3 lojové svíčky<text:line-break/><text:tab/>(každá <text:span text:style-name="T124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1">Klubko p</text:span>rovaz<text:span text:style-name="T61">u</text:span></text:p>
        </text:section>
      </text:section>
      <text:h text:style-name="Heading_20_3" text:outline-level="3">Sv<text:span text:style-name="T62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6">(</text:span>nebo hornický kahan<text:span text:style-name="T126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3">(</text:span><text:span text:style-name="T9">5</text:span><text:span text:style-name="T56"> </text:span><text:span text:style-name="T2">st</text:span><text:span text:style-name="T10">)</text:span></text:p>
        <text:p text:style-name="P98"><text:span text:style-name="T126">(</text:span>na svíci<text:span text:style-name="T126">)</text:span></text:p>
        <text:p text:style-name="P18">Zlodějská lucerna <text:span text:style-name="T63">(</text:span><text:span text:style-name="T9">1</text:span><text:span text:style-name="T56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4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5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6">(</text:span><text:span text:style-name="T2">5</text:span><text:span text:style-name="T56"> mk</text:span><text:span text:style-name="T24">)</text:span></text:p>
        <text:p text:style-name="P17"><text:span text:style-name="T66">Papír</text:span> (1 <text:span text:style-name="T67">arch</text:span>) <text:span text:style-name="T66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5">brk, inkoust</text:span><text:span text:style-name="T2">) </text:span><text:span text:style-name="T25">(</text:span>2 st<text:span text:style-name="T68">)</text:span></text:p>
        <text:p text:style-name="P17">Pouzdro na mapy či svitky <text:span text:style-name="T69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70">můcky</text:span></text:h>
      <text:section text:style-name="Sect2" text:name="Section5">
        <text:p text:style-name="P17"><text:span text:style-name="T71">Z</text:span>lodějské náčiní <text:span text:style-name="T72">(5</text:span> zl<text:span text:style-name="T72">)</text:span></text:p>
        <text:p text:style-name="List_20_of_20_Items">Sada paklíčů a šperháků<text:line-break/>Kleště<text:line-break/>Páčidlo<text:line-break/><text:span text:style-name="T73">Majzlík, d</text:span>láto a kladívko<text:line-break/>Pilník na železo<text:line-break/>Pilka na železo<text:line-break/>Olejničk<text:span text:style-name="T73">a<text:line-break/></text:span>Pytlík skob, klínků a hřebíků<text:line-break/>Klubko drátu</text:p>
        <text:p text:style-name="P20">Nášlapné ježky (za hrst) <text:span text:style-name="T74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5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4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6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7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8">ý šat</text:span><text:span text:style-name="T1"> </text:span><text:span text:style-name="T47">(</text:span><text:span text:style-name="T48">2</text:span><text:span text:style-name="T79">0</text:span> zl<text:span text:style-name="T54">)</text:span></text:p>
      </text:section>
      <text:h text:style-name="Heading_20_3" text:outline-level="3"><text:soft-page-break/>Živobytí</text:h>
      <text:p text:style-name="P10">Chuďas (5 st na měsíc)</text:p>
      <text:p text:style-name="P11">Měšťan (5 zl na měsíc)</text:p>
      <text:p text:style-name="P12"><text:span text:style-name="T80">B</text:span>oháč <text:span text:style-name="T80">(50 zl na měsíc)</text:span></text:p>
      <text:p text:style-name="P12"><text:span text:style-name="T80">V</text:span>elmož <text:span text:style-name="T80">(500 zl na měsíc)</text:span></text:p>
      <text:h text:style-name="Heading_20_3" text:outline-level="3">Skleněné <text:span text:style-name="T81">zboží</text:span></text:h>
      <text:p text:style-name="P13">Zvětšovací sklo (10 zl)</text:p>
      <text:p text:style-name="P13">Dalekohled (50 zl)</text:p>
      <text:h text:style-name="P104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4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Latence: 6-12 hodin<text:line-break/>Působení: 2-3 dny<text:line-break/><text:span text:style-name="T82">Síla 5</text:span></text:p>
      <text:p text:style-name="P15">Bolehlav (1 st)</text:p>
      <text:p text:style-name="P99">Latence: 30 minut<text:line-break/>Působení: 2-3 dny<text:line-break/><text:span text:style-name="T82">Síla 4</text:span></text:p>
      <text:p text:style-name="P15">Vlčí mor (1 zl)</text:p>
      <text:p text:style-name="P99">Latence: <text:span text:style-name="T82">15 minut<text:line-break/></text:span>Působení: <text:span text:style-name="T82">3-4</text:span> <text:span text:style-name="T82">hodiny<text:line-break/>Síla 5</text:span></text:p>
      <text:p text:style-name="P15">Arsenik (5 zl)</text:p>
      <text:p text:style-name="List_20_of_20_Items"><text:soft-page-break/>Latence: <text:span text:style-name="T83">2 hodiny<text:line-break/></text:span>Působení: <text:span text:style-name="T83">2-3</text:span> <text:span text:style-name="T82">hodiny<text:line-break/>Síla 6</text:span></text:p>
      <text:p text:style-name="P15">Zmijí jed (1 zl)</text:p>
      <text:p text:style-name="P99">Latence: <text:span text:style-name="T84">1-2</text:span> minut<text:span text:style-name="T84">y<text:line-break/></text:span>Působení: <text:span text:style-name="T84">1-</text:span>2 dny<text:line-break/><text:span text:style-name="T82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0" text:outline-level="4"><text:span text:style-name="T85">Z</text:span>bran<text:span text:style-name="T85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4">0/<text:span text:style-name="T86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7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8">páčidlo*, bič</text:span>*, <text:span text:style-name="T89">kotvička na provazu*</text:span></text:p>
          </table:table-cell>
          <table:table-cell table:style-name="ZbraněProBojZblízka.A3" office:value-type="string">
            <text:p text:style-name="P40">0/<text:span text:style-name="T86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38">l</text:span><text:span text:style-name="T56">ovecký 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0">1</text:span> <text:span text:style-name="T90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36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7">1</text:span>/<text:span text:style-name="T87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7">1</text:span>/<text:span text:style-name="T87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6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93"><text:span text:style-name="T91">Dlouhý</text:span> meč, bastard</text:p>
          </table:table-cell>
          <table:table-cell table:style-name="ZbraněProBojZblízka.A3" office:value-type="string">
            <text:p text:style-name="P34">1/<text:span text:style-name="T86">1</text:span></text:p>
          </table:table-cell>
          <table:table-cell table:style-name="ZbraněProBojZblízka.A3" office:value-type="string">
            <text:p text:style-name="P55">2/1</text:p>
          </table:table-cell>
          <table:table-cell table:style-name="ZbraněProBojZblízka.A3" office:value-type="string">
            <text:p text:style-name="P41">5 zl</text:p>
          </table:table-cell>
        </table:table-row>
        <table:table-row table:style-name="ZbraněProBojZblízka.13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2">1</text:span>/<text:span text:style-name="T92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4">
          <table:table-cell table:style-name="ZbraněProBojZblízka.A3" office:value-type="string">
            <text:p text:style-name="P48">Síť* (pouze na <text:span text:style-name="T50">vytvoření nevýhody</text:span>)</text:p>
          </table:table-cell>
          <table:table-cell table:style-name="ZbraněProBojZblízka.A3" office:value-type="string">
            <text:p text:style-name="P58"><text:span text:style-name="T132">1/</text:span>-</text:p>
          </table:table-cell>
          <table:table-cell table:style-name="ZbraněProBojZblízka.A3" office:value-type="string">
            <text:p text:style-name="P59">2/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49">Poutnická h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49"><text:span text:style-name="T93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<text:span text:style-name="T93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93"><text:span text:style-name="T1">B</text:span>ojová hůl, <text:span text:style-name="T94">kopí, trojzubec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6">2/</text:span>1</text:p>
          </table:table-cell>
          <table:table-cell table:style-name="ZbraněProBojZblízka.A3" office:value-type="string">
            <text:p text:style-name="P41">1 <text:span text:style-name="T94">zl</text:span></text:p>
          </table:table-cell>
        </table:table-row>
        <table:table-row table:style-name="ZbraněProBojZblízka.18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9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7">1</text:span>/<text:span text:style-name="T127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20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4"><text:span text:style-name="T127">1</text:span>/<text:span text:style-name="T127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5">zl</text:span></text:p>
          </table:table-cell>
        </table:table-row>
        <table:table-row table:style-name="ZbraněProBojZblízka.21">
          <table:table-cell table:style-name="ZbraněProBojZblízka.A3" office:value-type="string">
            <text:p text:style-name="P93"><text:span text:style-name="T96">Válečná s</text:span>ekera, <text:span text:style-name="T96">palcát, řemdih, válečné kladivo, biják</text:span></text:p>
          </table:table-cell>
          <table:table-cell table:style-name="ZbraněProBojZblízka.A3" office:value-type="string">
            <text:p text:style-name="P34"><text:span text:style-name="T127">1</text:span>/<text:span text:style-name="T127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7">3</text:span> zl</text:p>
          </table:table-cell>
        </table:table-row>
        <table:table-row table:style-name="ZbraněProBojZblízka.22">
          <table:table-cell table:style-name="ZbraněProBojZblízka.A3" office:value-type="string">
            <text:p text:style-name="P62"><text:span text:style-name="T98">Těžký</text:span> kyj*, <text:span text:style-name="T98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3">
          <table:table-cell table:style-name="ZbraněProBojZblízka.A3" office:value-type="string">
            <text:p text:style-name="P93"><text:span text:style-name="T40">Dvoj</text:span><text:span text:style-name="T59">ruční válečn</text:span><text:span text:style-name="T60">á</text:span><text:span text:style-name="T59"> sekera, </text:span><text:span text:style-name="T41">dvoj</text:span><text:span text:style-name="T56">ruč</text:span><text:span text:style-name="T2">ní meč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4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5">
          <table:table-cell table:style-name="ZbraněProBojZblízka.A3" office:value-type="string">
            <text:p text:style-name="P68">Pochva, <text:span text:style-name="T99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6">
          <table:table-cell table:style-name="ZbraněProBojZblízka.A26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6" office:value-type="string">
            <text:p text:style-name="P61"/>
          </table:table-cell>
          <table:table-cell table:style-name="ZbraněProBojZblízka.A26" office:value-type="string">
            <text:p text:style-name="P61"/>
          </table:table-cell>
          <table:table-cell table:style-name="ZbraněProBojZblízka.A26" office:value-type="string">
            <text:p text:style-name="P67">1 st</text:p>
          </table:table-cell>
        </table:table-row>
      </table:table>
      <text:p text:style-name="P33"><text:soft-page-break/>* Improvizovaná nebo primitivní zbraň.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01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1"><text:span text:style-name="T100">3</text:span> <text:span text:style-name="T100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2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1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3"><text:span text:style-name="T102">0</text:span>/<text:span text:style-name="T102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3">Vrhací nůž</text:span><text:span text:style-name="T104">, vrhací dýka, </text:span><text:span text:style-name="T105">vrhací šipka</text:span></text:p>
          </table:table-cell>
          <table:table-cell table:style-name="StřelnéAVrhacíZbraně.A3" office:value-type="string">
            <text:p text:style-name="P40"><text:span text:style-name="T102">1</text:span>/<text:span text:style-name="T102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1"><text:span text:style-name="T106">5</text:span> <text:span text:style-name="T106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54"><text:span text:style-name="T107">Střední</text:span>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1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9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54">Těžké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6"><text:span text:style-name="T131">1</text:span>/<text:span text:style-name="T131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10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3">Prak* <text:span text:style-name="T111">(1 kolo nabíjení)</text:span></text:p>
          </table:table-cell>
          <table:table-cell table:style-name="StřelnéAVrhacíZbraně.A3" office:value-type="string">
            <text:p text:style-name="P82"><text:span text:style-name="T112">0</text:span>/<text:span text:style-name="T112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3">2</text:span>/<text:span text:style-name="T128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Kuše <text:span text:style-name="T114">(</text:span><text:span text:style-name="T129">2</text:span><text:span text:style-name="T114"> kol</text:span><text:span text:style-name="T129">a</text:span><text:span text:style-name="T114"> nabíjení)</text:span></text:p>
          </table:table-cell>
          <table:table-cell table:style-name="StřelnéAVrhacíZbraně.A3" office:value-type="string">
            <text:p text:style-name="P82"><text:span text:style-name="T128">2</text:span>/<text:span text:style-name="T128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5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6">2</text:span>/<text:span text:style-name="T128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7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86">Toulec <text:span text:style-name="T130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8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52">Náhradní tětiva</text:p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5"><text:span text:style-name="T119">1</text:span> <text:span text:style-name="T119">st</text:span></text:p>
          </table:table-cell>
        </table:table-row>
      </table:table>
      <text:p text:style-name="P32">* Improvizovaná nebo primitivní zbraň.<text:line-break/>** <text:span text:style-name="T120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3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21">1</text:span> <text:span text:style-name="T121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1"><text:span text:style-name="T122">10</text:span> <text:span text:style-name="T100">zl</text:span></text:p>
          </table:table-cell>
        </table:table-row>
      </table:table>
      <text:p text:style-name="P33"><text:soft-page-break/>* <text:span text:style-name="T123">Postih za zbroj se počítá při kouzlení, plížení, akrobatických a atletických výkonech (běh, šplh, skok, atd.), a při střelbě lukem nebo prakem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7-12-26T22:55:50.956000000</dc:date>
    <meta:print-date>2018-04-02T16:24:49.614000000</meta:print-date>
    <meta:editing-cycles>10089</meta:editing-cycles>
    <meta:editing-duration>P30DT10H40M16S</meta:editing-duration>
    <meta:generator>LibreOffice/5.4.2.2$Windows_X86_64 LibreOffice_project/22b09f6418e8c2d508a9eaf86b2399209b0990f4</meta:generator>
    <meta:document-statistic meta:table-count="4" meta:image-count="0" meta:object-count="0" meta:page-count="6" meta:paragraph-count="248" meta:word-count="777" meta:character-count="4014" meta:non-whitespace-character-count="3481"/>
  </office:meta>
</office:document-meta>
</file>